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B79000008E3175944BA.svg" manifest:media-type=""/>
  <manifest:file-entry manifest:full-path="Pictures/20000058000015CF000012CF4A5956F1.wmf" manifest:media-type=""/>
  <manifest:file-entry manifest:full-path="Pictures/2000001F000033AD000044BB84CCA4B0.wmf" manifest:media-type=""/>
  <manifest:file-entry manifest:full-path="Pictures/20000044000022010000208E31BE2227.wmf" manifest:media-type=""/>
  <manifest:file-entry manifest:full-path="Pictures/200000340000112800000C81FE5ADC38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34" draw:style-name="gr1" draw:text-style-name="P1" xml:id="id4" draw:id="id4" draw:layer="layout" svg:width="2.527cm" svg:height="2.284cm" svg:x="4.459cm" svg:y="15.48cm">
          <draw:image xlink:href="Pictures/20000058000015CF000012CF4A5956F1.wmf" xlink:type="simple" xlink:show="embed" xlink:actuate="onLoad">
            <text:p/>
          </draw:image>
        </draw:frame>
        <draw:frame draw:name="Picture 57" draw:style-name="gr1" draw:text-style-name="P1" xml:id="id2" draw:id="id2" draw:layer="layout" svg:width="2.725cm" svg:height="2.597cm" svg:x="9.395cm" svg:y="3.321cm">
          <draw:image xlink:href="Pictures/20000044000022010000208E31BE2227.wmf" xlink:type="simple" xlink:show="embed" xlink:actuate="onLoad">
            <text:p/>
          </draw:image>
        </draw:frame>
        <draw:frame draw:name="Picture 34" draw:style-name="gr1" draw:text-style-name="P1" xml:id="id6" draw:id="id6" draw:layer="layout" svg:width="2.527cm" svg:height="2.284cm" svg:x="9.546cm" svg:y="15.478cm">
          <draw:image xlink:href="Pictures/20000058000015CF000012CF4A5956F1.wmf" xlink:type="simple" xlink:show="embed" xlink:actuate="onLoad">
            <text:p/>
          </draw:image>
        </draw:frame>
        <draw:frame draw:name="Picture 34" draw:style-name="gr1" draw:text-style-name="P1" xml:id="id7" draw:id="id7" draw:layer="layout" svg:width="2.527cm" svg:height="2.284cm" svg:x="5.656cm" svg:y="3.467cm">
          <draw:image xlink:href="Pictures/20000058000015CF000012CF4A5956F1.wmf" xlink:type="simple" xlink:show="embed" xlink:actuate="onLoad">
            <text:p/>
          </draw:image>
        </draw:frame>
        <draw:frame draw:style-name="gr2" draw:layer="layout" svg:width="4.376cm" svg:height="1.673cm" svg:x="8.829cm" svg:y="1.6cm">
          <draw:text-box>
            <text:p>10.195.0.0/24<text:line-break/>Firewalls</text:p>
          </draw:text-box>
        </draw:frame>
        <draw:frame draw:style-name="gr3" draw:layer="layout" svg:width="4.337cm" svg:height="1.673cm" svg:x="3.316cm" svg:y="17.745cm">
          <draw:text-box>
            <text:p>10.196.x.0/24</text:p>
            <text:p>Kabel Clients</text:p>
          </draw:text-box>
        </draw:frame>
        <draw:frame draw:name="Picture 37" draw:style-name="gr1" draw:text-style-name="P1" xml:id="id3" draw:id="id3" draw:layer="layout" svg:width="2.518cm" svg:height="2.032cm" svg:x="4.459cm" svg:y="12.16cm">
          <draw:image xlink:href="Pictures/200000340000112800000C81FE5ADC38.wmf" xlink:type="simple" xlink:show="embed" xlink:actuate="onLoad">
            <text:p/>
          </draw:image>
        </draw:frame>
        <draw:frame draw:style-name="gr3" draw:layer="layout" svg:width="4.447cm" svg:height="1.673cm" svg:x="8.703cm" svg:y="17.746cm">
          <draw:text-box>
            <text:p>10.175.x.0/24</text:p>
            <text:p>WLAN Clients</text:p>
          </draw:text-box>
        </draw:frame>
        <draw:frame draw:name="Picture 37" draw:style-name="gr1" draw:text-style-name="P1" xml:id="id5" draw:id="id5" draw:layer="layout" svg:width="2.518cm" svg:height="2.032cm" svg:x="9.528cm" svg:y="12.16cm">
          <draw:image xlink:href="Pictures/200000340000112800000C81FE5ADC38.wmf" xlink:type="simple" xlink:show="embed" xlink:actuate="onLoad">
            <text:p/>
          </draw:image>
        </draw:frame>
        <draw:frame draw:style-name="gr3" draw:layer="layout" svg:width="5.078cm" svg:height="1.673cm" svg:x="0.957cm" svg:y="3.721cm">
          <draw:text-box>
            <text:p>10.175.240.0/22</text:p>
            <text:p>VPN Clients</text:p>
          </draw:text-box>
        </draw:frame>
        <draw:frame draw:style-name="gr3" draw:layer="layout" svg:width="3.457cm" svg:height="2.384cm" svg:x="0.845cm" svg:y="12.033cm">
          <draw:text-box>
            <text:p>10.196.x.1</text:p>
            <text:p>Router</text:p>
            <text:p>Clients</text:p>
          </draw:text-box>
        </draw:frame>
        <draw:frame draw:style-name="gr3" draw:layer="layout" svg:width="3.457cm" svg:height="2.384cm" svg:x="11.931cm" svg:y="12.078cm">
          <draw:text-box>
            <text:p>10.175.x.1</text:p>
            <text:p>Router</text:p>
            <text:p>WLAN</text:p>
          </draw:text-box>
        </draw:frame>
        <draw:frame draw:name="Picture 57" draw:style-name="gr1" draw:text-style-name="P1" xml:id="id1" draw:id="id1" draw:layer="layout" svg:width="2.032cm" svg:height="1.937cm" svg:x="9.776cm" svg:y="9.366cm">
          <draw:image xlink:href="Pictures/20000044000022010000208E31BE2227.wmf" xlink:type="simple" xlink:show="embed" xlink:actuate="onLoad">
            <text:p/>
          </draw:image>
        </draw:frame>
        <draw:frame draw:style-name="gr2" draw:layer="layout" svg:width="4.198cm" svg:height="2.384cm" svg:x="11.928cm" svg:y="9.141cm">
          <draw:text-box>
            <text:p>10.163.0.221</text:p>
            <text:p>WLAN Auth</text:p>
            <text:p>Box (Debian)</text:p>
          </draw:text-box>
        </draw:frame>
        <draw:connector draw:style-name="gr4" draw:text-style-name="P2" draw:layer="layout" svg:x1="10.792cm" svg:y1="9.366cm" svg:x2="10.757cm" svg:y2="5.918cm" draw:start-shape="id1" draw:start-glue-point="0" draw:end-shape="id2" draw:end-glue-point="2" svg:d="m10792 9366v-1724h-35v-1724" svg:viewBox="0 0 36 3449">
          <text:p/>
        </draw:connector>
        <draw:connector draw:style-name="gr4" draw:text-style-name="P2" draw:layer="layout" draw:line-skew="-1.516cm" svg:x1="5.718cm" svg:y1="12.16cm" svg:x2="10.757cm" svg:y2="5.918cm" draw:start-shape="id3" draw:start-glue-point="0" draw:end-shape="id2" draw:end-glue-point="2" svg:d="m5718 12160v-4637h5039v-1605" svg:viewBox="0 0 5040 6243">
          <text:p/>
        </draw:connector>
        <draw:connector draw:style-name="gr4" draw:text-style-name="P2" draw:layer="layout" svg:x1="5.718cm" svg:y1="14.192cm" svg:x2="5.722cm" svg:y2="15.48cm" draw:start-shape="id3" draw:start-glue-point="2" draw:end-shape="id4" draw:end-glue-point="0" svg:d="m5718 14192v644h4v644" svg:viewBox="0 0 5 1289">
          <text:p/>
        </draw:connector>
        <draw:connector draw:style-name="gr4" draw:text-style-name="P2" draw:layer="layout" svg:x1="10.787cm" svg:y1="14.192cm" svg:x2="10.809cm" svg:y2="15.478cm" draw:start-shape="id5" draw:start-glue-point="2" draw:end-shape="id6" draw:end-glue-point="0" svg:d="m10787 14192v643h22v643" svg:viewBox="0 0 23 1287">
          <text:p/>
        </draw:connector>
        <draw:connector draw:style-name="gr4" draw:text-style-name="P2" draw:layer="layout" svg:x1="10.792cm" svg:y1="11.303cm" svg:x2="10.787cm" svg:y2="12.16cm" draw:start-shape="id1" draw:start-glue-point="2" draw:end-shape="id5" draw:end-glue-point="0" svg:d="m10792 11303v429h-5v428" svg:viewBox="0 0 6 858">
          <text:p/>
        </draw:connector>
        <draw:connector draw:style-name="gr4" draw:text-style-name="P2" draw:layer="layout" svg:x1="8.183cm" svg:y1="4.609cm" svg:x2="9.395cm" svg:y2="4.619cm" draw:start-shape="id7" draw:start-glue-point="1" draw:end-shape="id2" draw:end-glue-point="3" svg:d="m8183 4609h606v10h606" svg:viewBox="0 0 1213 11">
          <text:p/>
        </draw:connector>
        <draw:frame draw:style-name="gr5" draw:text-style-name="P2" xml:id="id10" draw:id="id10" draw:layer="layout" svg:width="4.4cm" svg:height="2.794cm" svg:x="21.884cm" svg:y="16.54cm">
          <draw:image xlink:href="Pictures/2000000100000B79000008E3175944BA.svg" xlink:type="simple" xlink:show="embed" xlink:actuate="onLoad">
            <text:p text:style-name="P2">Inet</text:p>
          </draw:image>
        </draw:frame>
        <draw:frame draw:style-name="gr5" draw:text-style-name="P2" xml:id="id9" draw:id="id9" draw:layer="layout" svg:width="4.4cm" svg:height="2.794cm" svg:x="21.882cm" svg:y="13.249cm">
          <draw:image xlink:href="Pictures/2000000100000B79000008E3175944BA.svg" xlink:type="simple" xlink:show="embed" xlink:actuate="onLoad">
            <text:p text:style-name="P2">Switch</text:p>
          </draw:image>
        </draw:frame>
        <draw:frame draw:style-name="gr5" draw:text-style-name="P2" xml:id="id8" draw:id="id8" draw:layer="layout" svg:width="4.4cm" svg:height="2.794cm" svg:x="21.882cm" svg:y="9.949cm">
          <draw:image xlink:href="Pictures/2000000100000B79000008E3175944BA.svg" xlink:type="simple" xlink:show="embed" xlink:actuate="onLoad">
            <text:p text:style-name="P2">UniBas</text:p>
          </draw:image>
        </draw:frame>
        <draw:connector draw:style-name="gr4" draw:text-style-name="P2" draw:layer="layout" svg:x1="24.082cm" svg:y1="12.743cm" svg:x2="24.082cm" svg:y2="13.249cm" draw:start-shape="id8" draw:start-glue-point="2" draw:end-shape="id9" draw:end-glue-point="0" svg:d="m24082 12743v506" svg:viewBox="0 0 1 507">
          <text:p/>
        </draw:connector>
        <draw:connector draw:style-name="gr4" draw:text-style-name="P2" draw:layer="layout" svg:x1="24.082cm" svg:y1="16.043cm" svg:x2="24.084cm" svg:y2="16.54cm" draw:start-shape="id9" draw:start-glue-point="2" draw:end-shape="id10" draw:end-glue-point="0" svg:d="m24082 16043v249h2v248" svg:viewBox="0 0 3 498">
          <text:p/>
        </draw:connector>
        <draw:frame draw:name="Picture 37" draw:style-name="gr1" draw:text-style-name="P1" xml:id="id11" draw:id="id11" draw:layer="layout" svg:width="2.518cm" svg:height="2.032cm" svg:x="14.921cm" svg:y="4.516cm">
          <draw:image xlink:href="Pictures/200000340000112800000C81FE5ADC38.wmf" xlink:type="simple" xlink:show="embed" xlink:actuate="onLoad">
            <text:p/>
          </draw:image>
        </draw:frame>
        <draw:frame draw:name="Picture 42" draw:style-name="gr1" draw:text-style-name="P1" xml:id="id13" draw:id="id13" draw:layer="layout" svg:width="2.159cm" svg:height="2.872cm" svg:x="21.682cm" svg:y="4.1cm">
          <draw:image xlink:href="Pictures/2000001F000033AD000044BB84CCA4B0.wmf" xlink:type="simple" xlink:show="embed" xlink:actuate="onLoad">
            <text:p/>
          </draw:image>
        </draw:frame>
        <draw:frame draw:name="Picture 37" draw:style-name="gr1" draw:text-style-name="P1" xml:id="id12" draw:id="id12" draw:layer="layout" svg:width="2.518cm" svg:height="2.032cm" svg:x="14.902cm" svg:y="6.837cm">
          <draw:image xlink:href="Pictures/200000340000112800000C81FE5ADC38.wmf" xlink:type="simple" xlink:show="embed" xlink:actuate="onLoad">
            <text:p/>
          </draw:image>
        </draw:frame>
        <draw:connector draw:style-name="gr4" draw:text-style-name="P2" draw:layer="layout" svg:x1="12.12cm" svg:y1="4.619cm" svg:x2="14.921cm" svg:y2="5.532cm" draw:start-shape="id2" draw:start-glue-point="1" draw:end-shape="id11" draw:end-glue-point="3" svg:d="m12120 4619h1401v913h1400" svg:viewBox="0 0 2802 914">
          <text:p/>
        </draw:connector>
        <draw:connector draw:style-name="gr4" draw:text-style-name="P2" draw:layer="layout" svg:x1="12.12cm" svg:y1="4.619cm" svg:x2="14.902cm" svg:y2="7.853cm" draw:start-shape="id2" draw:start-glue-point="1" draw:end-shape="id12" draw:end-glue-point="3" svg:d="m12120 4619h1391v3234h1391" svg:viewBox="0 0 2783 3235">
          <text:p/>
        </draw:connector>
        <draw:connector draw:style-name="gr4" draw:text-style-name="P2" draw:layer="layout" svg:x1="17.439cm" svg:y1="5.532cm" svg:x2="21.682cm" svg:y2="5.536cm" draw:start-shape="id11" draw:start-glue-point="1" draw:end-shape="id13" draw:end-glue-point="3" svg:d="m17439 5532h2122v4h2121" svg:viewBox="0 0 4244 5">
          <text:p/>
        </draw:connector>
        <draw:frame draw:style-name="gr2" draw:layer="layout" svg:width="4.519cm" svg:height="1.673cm" svg:x="24.021cm" svg:y="4.621cm">
          <draw:text-box>
            <text:p>Interne Server<text:line-break/>10.51.0.0/22</text:p>
          </draw:text-box>
        </draw:frame>
        <draw:frame draw:style-name="gr2" draw:layer="layout" svg:width="5.078cm" svg:height="1.673cm" svg:x="17.423cm" svg:y="7.091cm">
          <draw:text-box>
            <text:p>Ext. Router<text:line-break/>193.73.125.0/24</text:p>
          </draw:text-box>
        </draw:frame>
        <draw:connector draw:style-name="gr4" draw:text-style-name="P2" draw:layer="layout" svg:x1="16.161cm" svg:y1="8.869cm" svg:x2="24.082cm" svg:y2="9.949cm" draw:start-shape="id12" draw:start-glue-point="2" draw:end-shape="id8" draw:end-glue-point="0" svg:d="m16161 8869v540h7921v540" svg:viewBox="0 0 7922 1081">
          <text:p/>
        </draw:connector>
        <draw:frame draw:style-name="gr2" draw:layer="layout" svg:width="3.106cm" svg:height="1.673cm" svg:x="17.423cm" svg:y="4.013cm">
          <draw:text-box>
            <text:p>Router<text:line-break/>10.51.0.x</text:p>
          </draw:text-box>
        </draw:frame>
        <draw:frame draw:name="Picture 37" draw:style-name="gr1" draw:text-style-name="P1" xml:id="id14" draw:id="id14" draw:layer="layout" svg:width="2.518cm" svg:height="2.032cm" svg:x="14.921cm" svg:y="1.516cm">
          <draw:image xlink:href="Pictures/200000340000112800000C81FE5ADC38.wmf" xlink:type="simple" xlink:show="embed" xlink:actuate="onLoad">
            <text:p/>
          </draw:image>
        </draw:frame>
        <draw:frame draw:name="Picture 42" draw:style-name="gr1" draw:text-style-name="P1" xml:id="id15" draw:id="id15" draw:layer="layout" svg:width="2.159cm" svg:height="2.872cm" svg:x="21.682cm" svg:y="1.1cm">
          <draw:image xlink:href="Pictures/2000001F000033AD000044BB84CCA4B0.wmf" xlink:type="simple" xlink:show="embed" xlink:actuate="onLoad">
            <text:p/>
          </draw:image>
        </draw:frame>
        <draw:frame draw:style-name="gr2" draw:layer="layout" svg:width="4.519cm" svg:height="1.673cm" svg:x="24.021cm" svg:y="1.621cm">
          <draw:text-box>
            <text:p>Interne Server<text:line-break/>10.36.0.0/16</text:p>
          </draw:text-box>
        </draw:frame>
        <draw:connector draw:style-name="gr4" draw:text-style-name="P2" draw:layer="layout" svg:x1="17.439cm" svg:y1="2.532cm" svg:x2="21.682cm" svg:y2="2.536cm" draw:start-shape="id14" draw:start-glue-point="1" draw:end-shape="id15" draw:end-glue-point="3" svg:d="m17439 2532h2122v4h2121" svg:viewBox="0 0 4244 5">
          <text:p/>
        </draw:connector>
        <draw:connector draw:style-name="gr4" draw:text-style-name="P2" draw:layer="layout" svg:x1="12.12cm" svg:y1="4.619cm" svg:x2="14.921cm" svg:y2="2.532cm" draw:start-shape="id2" draw:start-glue-point="1" draw:end-shape="id14" draw:end-glue-point="3" svg:d="m12120 4619h1401v-2087h1400" svg:viewBox="0 0 2802 2088">
          <text:p/>
        </draw:connector>
        <draw:frame draw:style-name="gr2" draw:layer="layout" svg:width="3.495cm" svg:height="1.673cm" svg:x="17.423cm" svg:y="1.714cm">
          <draw:text-box>
            <text:p>Router<text:line-break/>10.36.18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8T14:24:20</meta:creation-date>
    <dc:date>2012-11-18T14:44:21</dc:date>
    <meta:editing-duration>PT11M7S</meta:editing-duration>
    <meta:editing-cycles>13</meta:editing-cycles>
    <meta:generator>LibreOffice/3.6$Linux_X86_64 LibreOffice_project/360m1$Build-2</meta:generator>
    <meta:document-statistic meta:object-count="41"/>
  </office:meta>
</office:document-meta>
</file>